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1999.05.25   |   <text:a xlink:type="simple" xlink:href="http://palinfo.habago.org/Entry?Command=Information_PrintForum#FORUM40407"><text:span text:style-name="T1">#</text:span></text:a></text:p>
      <text:p text:style-name="P2">老師我思想有問題：「火氣大」的基本病因（1）</text:p>
      <text:p text:style-name="P2"/>
      <text:p text:style-name="P2">陳真1999. 5. 25.</text:p>
      <text:p text:style-name="P2"/>
      <text:p text:style-name="P2">台灣人的「討論」方式挺「多樣化」，花樣繁多、應有盡有，唯獨就是不講「理」。</text:p>
      <text:p text:style-name="P2"/>
      <text:p text:style-name="P2">有人說網路「不真實」，我倒覺得網路最真實不過。它就像一般人際關係的「私下」運作那樣。</text:p>
      <text:p text:style-name="P2"/>
      <text:p text:style-name="P2">明的研討會之類，大家總是溫文儒雅、揖讓而昇，一副謙謙君子，而且，往往無討無論，只有互相標榜。暗的就不一樣了，我們的毛病，這時候才會盡情展現出來。這也許是為什麼台灣人的圈子總是這麼複雜，尤其表面上越是光鮮燦爛的「高級圈」，背後「私下運作」時，也往往越不堪入目。</text:p>
      <text:p text:style-name="P2"/>
      <text:p text:style-name="P2">「道德」面的，我比較不知道還能多說什麼，就像你的「石門水庫」如果沒有關好，那除了看你自己要不要把它關好以免讓小弟弟跑出來一樣，別人還能再多說什麼？！</text:p>
      <text:p text:style-name="P2"/>
      <text:p text:style-name="P2">至於「邏輯」面的，我比較有話可說。</text:p>
      <text:p text:style-name="P2"/>
      <text:p text:style-name="P2">不過，不管什麼樣的「討論」，不管如何「多樣化」或敗德，都不會使我感到驚訝，就像醫生看久了人世痛苦一樣，也就不會每天無時無刻都跟病人一樣感到難過了。</text:p>
      <text:p text:style-name="P2"/>
      <text:p text:style-name="P2">但是，「討論」雖不讓人驚訝，偶爾還是會讓人感到有一點點點的小難過。因為，原來世上的巨大痛苦和悲劇，竟然不是因為有什麼呼風喚雨的撒旦或惡魔在搞鬼，而可能一大部份只是出於我們自己一些簡單「認知」上的錯誤。</text:p>
      <text:p text:style-name="P2"/>
      <text:p text:style-name="P2">許多想法，也許是因為太簡單了，所以反而使我們無法集中注意力在那上面。因此，那最簡單的，卻也往往變成那最難的了。</text:p>
      <text:p text:style-name="P2"/>
      <text:p text:style-name="P2">知識、地位、身份以及各式各樣的虛榮，蒙蔽了我們看清眼前簡單事物的能力。</text:p>
      <text:p text:style-name="P2"/>
      <text:p text:style-name="P2">奇怪的是，簡單的做不來，我們卻反而總是宣稱能把那遠在天邊的彩虹，給摘下來當螢光筆用。</text:p>
      <text:p text:style-name="P2"/>
      <text:p text:style-name="P2">「概念」（conceptual）和「實際」（practical）分不清。</text:p>
      <text:p text:style-name="P2"/>
      <text:p text:style-name="P2">好比有人說「我很堵爛鴨霸的西方強權！」，可能就會有人說：「哎噢！Oh～My God！不會吧？！西方人很好相處耶。我們昨天還跟英國同學一起去看電影、玩瘋了呢！你應該要練習放寬心胸，看看美麗大千世界！」</text:p>
      <text:p text:style-name="P2"/>
      <text:p text:style-name="P2">好比說：「學歷不重要」，有人一定會罵：「那你為什麼要來留學？！」</text:p>
      <text:p text:style-name="P2"/>
      <text:p text:style-name="P2">「概念」和「實際」是兩個不同的討論層次，不能任意「跨越」。就好像一個經濟學家，現實上不一定要很會買菜「殺價」一樣；一個研究道德哲學的哲學家，也不一定要是個「好人好事代表」；研究犯罪學的，也不一定要很會抓強盜，他家也不一定比較不會遭小偷。</text:p>
      <text:p text:style-name="P2"/>
      <text:p text:style-name="P2">十元的「一半」是五元，把一張十元紙鈔撕「一半」，卻不是產生「兩張五元紙鈔」。因為，這兩種「一半」，是根本上不一樣的東西，一個是「概念」上的「一半」，一個是「實際」上的（撕）「一半」。</text:p>
      <text:p text:style-name="P2"/>
      <text:p text:style-name="P2">我們不要以為一個詞只有一種用法，一般來講，一個詞平均有兩億五千七百多萬種用法。</text:p>
      <text:p text:style-name="P2"/>
      <text:p text:style-name="P2">我們至少應明白對方是在談論哪個層次的想法，因為，「詞彙」的意思搞不清，至少還有「猜對」的可能；但是，意義的「層次」若搞錯，那就完全雞同鴨講了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